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85cd2" officeooo:paragraph-rsid="001f8bb9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6pt" fo:font-weight="bold" officeooo:rsid="00085cd2" officeooo:paragraph-rsid="001f8bb9" style:font-size-asian="16pt" style:font-weight-asian="bold" style:font-size-complex="16pt" style:font-weight-complex="bold"/>
    </style:style>
    <style:style style:name="T1" style:family="text">
      <style:text-properties officeooo:rsid="0008f161"/>
    </style:style>
    <style:style style:name="T2" style:family="text">
      <style:text-properties officeooo:rsid="00096ef4"/>
    </style:style>
    <style:style style:name="T3" style:family="text">
      <style:text-properties officeooo:rsid="001f8bb9"/>
    </style:style>
    <style:style style:name="T4" style:family="text">
      <style:text-properties officeooo:rsid="002097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deo<text:span text:style-name="T4">s</text:span> 13.<text:span text:style-name="T3">2</text:span> <text:span text:style-name="T4">&amp; 13.3 </text:span>Notes</text:p>
      <text:p text:style-name="P1"/>
      <text:p text:style-name="P1">Professor: <text:span text:style-name="T1">Abel Sanchez</text:span></text:p>
      <text:p text:style-name="P1">Topic: <text:span text:style-name="T4">Introduction To Babel And Adding A JSX Component On A Page</text:span></text:p>
      <text:p text:style-name="P1">Length: <text:span text:style-name="T4">14.5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00:59:48.629071796</meta:creation-date>
    <dc:date>2023-04-30T01:29:36.832922508</dc:date>
    <meta:editing-duration>PT29M4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2" meta:character-count="125" meta:non-whitespace-character-count="107"/>
  </office:meta>
</office:document-meta>
</file>